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84"/>
    <style:style style:name="ce4" style:family="table-cell" style:parent-style-name="Default" style:data-style-name="N84">
      <style:table-cell-properties fo:background-color="#fff200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ce6"/>
        <table:table-column table:style-name="co7" table:default-cell-style-name="ce6"/>
        <table:table-column table:style-name="co8" table:number-columns-repeated="101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yPI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Last release</text:p>
          </table:table-cell>
          <table:table-cell table:style-name="ce5" office:value-type="string" calcext:value-type="string">
            <text:p>2.x</text:p>
          </table:table-cell>
          <table:table-cell table:style-name="ce5" office:value-type="string" calcext:value-type="string">
            <text:p>3.x</text:p>
          </table:table-cell>
          <table:table-cell table:style-name="ce5" office:value-type="string" calcext:value-type="string">
            <text:p>Pure</text:p>
          </table:table-cell>
          <table:table-cell table:style-name="ce5" office:value-type="string" calcext:value-type="string">
            <text:p>One file</text:p>
          </table:table-cell>
          <table:table-cell table:style-name="ce5" office:value-type="string" calcext:value-type="string">
            <text:p>test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safepickle</text:p>
          </table:table-cell>
          <table:table-cell office:value-type="string" calcext:value-type="string">
            <text:p>Apache 2</text:p>
          </table:table-cell>
          <table:table-cell table:formula="of:=HYPERLINK(&quot;https://pypi.org/project/safepickle/&quot;)" office:value-type="string" office:string-value="https://pypi.org/project/safepickle/" calcext:value-type="string">
            <text:p>https://pypi.org/project/safepickle/</text:p>
          </table:table-cell>
          <table:table-cell table:formula="of:=HYPERLINK(&quot;https://github.com/niolabs/safepickle&quot;)" office:value-type="string" office:string-value="https://github.com/niolabs/safepickle" calcext:value-type="string">
            <text:p>https://github.com/niolabs/safepickle</text:p>
          </table:table-cell>
          <table:table-cell table:style-name="ce3" office:value-type="date" office:date-value="2018-01-02" calcext:value-type="date">
            <text:p>2018-01-0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ckle</text:p>
          </table:table-cell>
          <table:table-cell office:value-type="string" calcext:value-type="string">
            <text:p>LGPL 2.1</text:p>
          </table:table-cell>
          <table:table-cell/>
          <table:table-cell table:formula="of:=HYPERLINK(&quot;https://github.com/ershov/sPickle/blob/master/LICENSE&quot;)" office:value-type="string" office:string-value="https://github.com/ershov/sPickle/blob/master/LICENSE" calcext:value-type="string">
            <text:p>https://github.com/ershov/sPickle/blob/master/LICENS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cklemagic</text:p>
          </table:table-cell>
          <table:table-cell office:value-type="string" calcext:value-type="string">
            <text:p>WTFPL</text:p>
          </table:table-cell>
          <table:table-cell/>
          <table:table-cell table:formula="of:=HYPERLINK(&quot;https://github.com/CensoredUsername/picklemagic&quot;)" office:value-type="string" office:string-value="https://github.com/CensoredUsername/picklemagic" calcext:value-type="string">
            <text:p>https://github.com/CensoredUsername/picklemag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odbpickle</text:p>
          </table:table-cell>
          <table:table-cell office:value-type="string" calcext:value-type="string">
            <text:p>PSFL 2</text:p>
          </table:table-cell>
          <table:table-cell table:formula="of:=HYPERLINK(&quot;https://pypi.python.org/pypi/zodbpickle&quot;)" office:value-type="string" office:string-value="https://pypi.python.org/pypi/zodbpickle" calcext:value-type="string">
            <text:p>https://pypi.python.org/pypi/zodbpickle</text:p>
          </table:table-cell>
          <table:table-cell/>
          <table:table-cell table:style-name="ce3" office:value-type="date" office:date-value="2018-02-09" calcext:value-type="date">
            <text:p>2018-02-09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Supp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erealizer</text:p>
          </table:table-cell>
          <table:table-cell office:value-type="string" calcext:value-type="string">
            <text:p>Python</text:p>
          </table:table-cell>
          <table:table-cell/>
          <table:table-cell table:formula="of:=HYPERLINK(&quot;https://bitbucket.org/jibalamy/cerealizer&quot;)" office:value-type="string" office:string-value="https://bitbucket.org/jibalamy/cerealizer" calcext:value-type="string">
            <text:p>https://bitbucket.org/jibalamy/cerealizer</text:p>
          </table:table-cell>
          <table:table-cell table:style-name="ce3" office:value-type="date" office:date-value="2012-11-18" calcext:value-type="date">
            <text:p>2012-11-18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son-cerealizer</text:p>
          </table:table-cell>
          <table:table-cell office:value-type="string" calcext:value-type="string">
            <text:p>MIT</text:p>
          </table:table-cell>
          <table:table-cell table:formula="of:=HYPERLINK(&quot;https://pypi.python.org/pypi/json-cerealizer/&quot;)" office:value-type="string" office:string-value="https://pypi.python.org/pypi/json-cerealizer/" calcext:value-type="string">
            <text:p>https://pypi.python.org/pypi/json-cerealizer/</text:p>
          </table:table-cell>
          <table:table-cell table:formula="of:=HYPERLINK(&quot;https://github.com/bplower/json-cerealizer&quot;)" office:value-type="string" office:string-value="https://github.com/bplower/json-cerealizer" calcext:value-type="string">
            <text:p>https://github.com/bplower/json-cerealizer</text:p>
          </table:table-cell>
          <table:table-cell table:style-name="ce3" office:value-type="date" office:date-value="2017-08-25" calcext:value-type="date">
            <text:p>2017-08-25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utnry</text:p>
          </table:table-cell>
          <table:table-cell office:value-type="string" calcext:value-type="string">
            <text:p>BSD</text:p>
          </table:table-cell>
          <table:table-cell table:formula="of:=HYPERLINK(&quot;https://pypi.python.org/pypi/chutney/1.0.0&quot;)" office:value-type="string" office:string-value="https://pypi.python.org/pypi/chutney/1.0.0" calcext:value-type="string">
            <text:p>https://pypi.python.org/pypi/chutney/1.0.0</text:p>
          </table:table-cell>
          <table:table-cell table:formula="of:=HYPERLINK(&quot;https://github.com/anmcn/chutney&quot;)" office:value-type="string" office:string-value="https://github.com/anmcn/chutney" calcext:value-type="string">
            <text:p>https://github.com/anmcn/chutney</text:p>
          </table:table-cell>
          <table:table-cell table:style-name="ce3" office:value-type="date" office:date-value="2015-03-31" calcext:value-type="date">
            <text:p>2015-03-3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ickle</text:p>
          </table:table-cell>
          <table:table-cell office:value-type="string" calcext:value-type="string">
            <text:p>MIT</text:p>
          </table:table-cell>
          <table:table-cell table:formula="of:=HYPERLINK(&quot;https://pypi.python.org/pypi/jickle&quot;)" office:value-type="string" office:string-value="https://pypi.python.org/pypi/jickle" calcext:value-type="string">
            <text:p>https://pypi.python.org/pypi/jickle</text:p>
          </table:table-cell>
          <table:table-cell table:formula="of:=HYPERLINK(&quot;https://github.com/ronfe/jickle&quot;)" office:value-type="string" office:string-value="https://github.com/ronfe/jickle" calcext:value-type="string">
            <text:p>https://github.com/ronfe/jickle</text:p>
          </table:table-cell>
          <table:table-cell table:style-name="ce3" office:value-type="date" office:date-value="2016-07-21" calcext:value-type="date">
            <text:p>2016-07-2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Very limit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rragon</text:p>
          </table:table-cell>
          <table:table-cell office:value-type="string" calcext:value-type="string">
            <text:p>BSD</text:p>
          </table:table-cell>
          <table:table-cell table:formula="of:=HYPERLINK(&quot;https://pypi.python.org/pypi/terragon&quot;)" office:value-type="string" office:string-value="https://pypi.python.org/pypi/terragon" calcext:value-type="string">
            <text:p>https://pypi.python.org/pypi/terragon</text:p>
          </table:table-cell>
          <table:table-cell table:formula="of:=HYPERLINK(&quot;https://github.com/yhat/terragon/&quot;)" office:value-type="string" office:string-value="https://github.com/yhat/terragon/" calcext:value-type="string">
            <text:p>https://github.com/yhat/terragon/</text:p>
          </table:table-cell>
          <table:table-cell table:style-name="ce3" office:value-type="date" office:date-value="2016-11-09" calcext:value-type="date">
            <text:p>2016-11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ends pick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ill</text:p>
          </table:table-cell>
          <table:table-cell table:number-columns-repeated="9"/>
          <table:table-cell office:value-type="string" calcext:value-type="string">
            <text:p>Extends pickle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sgpack</text:p>
          </table:table-cell>
          <table:table-cell table:style-name="ce2" office:value-type="string" calcext:value-type="string">
            <text:p>Apache 2</text:p>
          </table:table-cell>
          <table:table-cell table:style-name="ce2" table:formula="of:=HYPERLINK(&quot;https://pypi.python.org/pypi/msgpack/&quot;)" office:value-type="string" office:string-value="https://pypi.python.org/pypi/msgpack/" calcext:value-type="string">
            <text:p>https://pypi.python.org/pypi/msgpack/</text:p>
          </table:table-cell>
          <table:table-cell table:style-name="ce2" table:formula="of:=HYPERLINK(&quot;https://github.com/msgpack/msgpack-python/&quot;)" office:value-type="string" office:string-value="https://github.com/msgpack/msgpack-python/" calcext:value-type="string">
            <text:p>https://github.com/msgpack/msgpack-python/</text:p>
          </table:table-cell>
          <table:table-cell table:style-name="ce2"/>
          <table:table-cell table:number-columns-repeated="2" table:style-name="ce7" office:value-type="string" calcext:value-type="string">
            <text:p>Y</text:p>
          </table:table-cell>
          <table:table-cell table:style-name="ce7" office:value-type="string" calcext:value-type="string">
            <office:annotation draw:style-name="gr1" draw:text-style-name="P2" svg:width="28.99mm" svg:height="9.91mm" svg:x="157.71mm" svg:y="38.88mm" draw:caption-point-x="-6.1mm" draw:caption-point-y="15.1mm">
              <dc:creator>AW</dc:creator>
              <dc:date>2018-03-11T00:00:00</dc:date>
              <text:p text:style-name="P1"><text:span text:style-name="T1"><text:a xlink:href="https://github.com/msgpack/msgpack-python/blob/master/msgpack/fallback.py" xlink:type="simple">https://github.com/msgpack/msgpack-python/blob/master/msgpack/fallback.py</text:a></text:span></text:p>
              <text:p text:style-name="P1"><text:span text:style-name="T1"/></text:p>
            </office:annotation>
            <text:p>Y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python2</text:p>
          </table:table-cell>
          <table:table-cell table:style-name="ce2" office:value-type="string" calcext:value-type="string">
            <text:p>MIT</text:p>
          </table:table-cell>
          <table:table-cell table:style-name="ce2" table:formula="of:=HYPERLINK(&quot;https://pypi.python.org/pypi/python2&quot;)" office:value-type="string" office:string-value="https://pypi.python.org/pypi/python2" calcext:value-type="string">
            <text:p>https://pypi.python.org/pypi/python2</text:p>
          </table:table-cell>
          <table:table-cell table:style-name="ce2" table:formula="of:=HYPERLINK(&quot;https://github.com/nickgaya/python2/blob/master/python2/shared/codec.py&quot;)" office:value-type="string" office:string-value="https://github.com/nickgaya/python2/blob/master/python2/shared/codec.py" calcext:value-type="string">
            <text:p>https://github.com/nickgaya/python2/blob/master/python2/shared/codec.py</text:p>
          </table:table-cell>
          <table:table-cell table:style-name="ce2"/>
          <table:table-cell table:number-columns-repeated="4" table:style-name="ce7" office:value-type="string" calcext:value-type="string">
            <text:p>Y</text:p>
          </table:table-cell>
          <table:table-cell table:style-name="ce7"/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rpent</text:p>
          </table:table-cell>
          <table:table-cell table:style-name="ce2"/>
          <table:table-cell table:style-name="ce2" table:formula="of:=HYPERLINK(&quot;https://pypi.python.org/pypi/serpent&quot;)" office:value-type="string" office:string-value="https://pypi.python.org/pypi/serpent" calcext:value-type="string">
            <text:p>https://pypi.python.org/pypi/serpent</text:p>
          </table:table-cell>
          <table:table-cell table:style-name="ce2" table:formula="of:=HYPERLINK(&quot;https://github.com/irmen/Serpent&quot;)" office:value-type="string" office:string-value="https://github.com/irmen/Serpent" calcext:value-type="string">
            <text:p>https://github.com/irmen/Serpent</text:p>
          </table:table-cell>
          <table:table-cell table:style-name="ce4" office:value-type="date" office:date-value="2018-03-01" calcext:value-type="date">
            <text:p>2018-03-01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3.4" calcext:value-type="float">
            <text:p>3.4</text:p>
          </table:table-cell>
          <table:table-cell table:number-columns-repeated="3" table:style-name="ce7" office:value-type="string" calcext:value-type="string">
            <text:p>Y</text:p>
          </table:table-cell>
          <table:table-cell table:style-name="ce2" office:value-type="string" calcext:value-type="string">
            <text:p>Serialization based on ast.literal_eval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cbor2</text:p>
          </table:table-cell>
          <table:table-cell office:value-type="string" calcext:value-type="string">
            <text:p>MIT</text:p>
          </table:table-cell>
          <table:table-cell table:formula="of:=HYPERLINK(&quot;https://pypi.python.org/pypi/cbor2&quot;)" office:value-type="string" office:string-value="https://pypi.python.org/pypi/cbor2" calcext:value-type="string">
            <text:p>https://pypi.python.org/pypi/cbor2</text:p>
          </table:table-cell>
          <table:table-cell table:formula="of:=HYPERLINK(&quot;https://github.com/agronholm/cbor2&quot;)" office:value-type="string" office:string-value="https://github.com/agronholm/cbor2" calcext:value-type="string">
            <text:p>https://github.com/agronholm/cbor2</text:p>
          </table:table-cell>
          <table:table-cell table:style-name="ce3" office:value-type="date" office:date-value="2017-08-21" calcext:value-type="date">
            <text:p>2017-08-2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or_py</text:p>
          </table:table-cell>
          <table:table-cell table:number-columns-repeated="2"/>
          <table:table-cell table:formula="of:=HYPERLINK(&quot;https://github.com/brianolson/cbor_py&quot;)" office:value-type="string" office:string-value="https://github.com/brianolson/cbor_py" calcext:value-type="string">
            <text:p>https://github.com/brianolson/cbor_py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ynn</text:p>
          </table:table-cell>
          <table:table-cell/>
          <table:table-cell table:formula="of:=HYPERLINK(&quot;https://pypi.python.org/pypi/flynn&quot;)" office:value-type="string" office:string-value="https://pypi.python.org/pypi/flynn" calcext:value-type="string">
            <text:p>https://pypi.python.org/pypi/flynn</text:p>
          </table:table-cell>
          <table:table-cell table:formula="of:=HYPERLINK(&quot;https://github.com/fritz0705/flynn&quot;)" office:value-type="string" office:string-value="https://github.com/fritz0705/flynn" calcext:value-type="string">
            <text:p>https://github.com/fritz0705/flynn</text:p>
          </table:table-cell>
          <table:table-cell table:style-name="ce3" office:value-type="date" office:date-value="2013-12-20" calcext:value-type="date">
            <text:p>2013-12-20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unn</text:p>
          </table:table-cell>
          <table:table-cell office:value-type="string" calcext:value-type="string">
            <text:p>MIT</text:p>
          </table:table-cell>
          <table:table-cell table:formula="of:=HYPERLINK(&quot;https://pypi.python.org/pypi/flunn&quot;)" office:value-type="string" office:string-value="https://pypi.python.org/pypi/flunn" calcext:value-type="string">
            <text:p>https://pypi.python.org/pypi/flunn</text:p>
          </table:table-cell>
          <table:table-cell table:formula="of:=HYPERLINK(&quot;https://github.com/funny-falcon/flunn&quot;)" office:value-type="string" office:string-value="https://github.com/funny-falcon/flunn" calcext:value-type="string">
            <text:p>https://github.com/funny-falcon/flunn</text:p>
          </table:table-cell>
          <table:table-cell table:style-name="ce3" office:value-type="date" office:date-value="2016-07-27" calcext:value-type="date">
            <text:p>2016-07-27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ork of flyn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nosis_Utils</text:p>
          </table:table-cell>
          <table:table-cell office:value-type="string" calcext:value-type="string">
            <text:p>Public Dom</text:p>
          </table:table-cell>
          <table:table-cell table:formula="of:=HYPERLINK(&quot;https://pypi.python.org/pypi/Gnosis_Utils&quot;)" office:value-type="string" office:string-value="https://pypi.python.org/pypi/Gnosis_Utils" calcext:value-type="string">
            <text:p>https://pypi.python.org/pypi/Gnosis_Utils</text:p>
          </table:table-cell>
          <table:table-cell/>
          <table:table-cell table:style-name="ce3" office:value-type="date" office:date-value="2007-08-03" calcext:value-type="date">
            <text:p>2007-08-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nosis.xml.pick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drli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shal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22:35:57.062877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illmer</meta:initial-creator>
    <meta:creation-date>2018-03-10T23:43:00.652286005</meta:creation-date>
    <dc:date>2018-04-11T23:42:57.006454787</dc:date>
    <meta:editing-duration>P1DT4H13M33S</meta:editing-duration>
    <meta:editing-cycles>4</meta:editing-cycles>
    <meta:generator>LibreOffice/6.0.2.1$Linux_X86_64 LibreOffice_project/00m0$Build-1</meta:generator>
    <meta:document-statistic meta:table-count="1" meta:cell-count="147" meta:object-count="0"/>
  </office:meta>
</office:document-meta>
</file>